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5dd58" officeooo:paragraph-rsid="0005dd58"/>
    </style:style>
    <style:style style:name="P2" style:family="paragraph" style:parent-style-name="Standard">
      <style:text-properties officeooo:rsid="0006a59e" officeooo:paragraph-rsid="0006a59e"/>
    </style:style>
    <style:style style:name="P3" style:family="paragraph" style:parent-style-name="Standard">
      <style:text-properties officeooo:rsid="0006dc17" officeooo:paragraph-rsid="0006dc17"/>
    </style:style>
    <style:style style:name="P4" style:family="paragraph" style:parent-style-name="Standard">
      <style:text-properties officeooo:rsid="0007b9b1" officeooo:paragraph-rsid="0007b9b1"/>
    </style:style>
    <style:style style:name="P5" style:family="paragraph" style:parent-style-name="Standard">
      <style:text-properties officeooo:rsid="0009dff1" officeooo:paragraph-rsid="0009dff1"/>
    </style:style>
    <style:style style:name="P6" style:family="paragraph" style:parent-style-name="Standard">
      <style:text-properties officeooo:rsid="000bdfd0" officeooo:paragraph-rsid="000bdfd0"/>
    </style:style>
    <style:style style:name="P7" style:family="paragraph" style:parent-style-name="Standard">
      <style:text-properties officeooo:rsid="000d3ba1" officeooo:paragraph-rsid="000d3ba1"/>
    </style:style>
    <style:style style:name="P8" style:family="paragraph" style:parent-style-name="Standard">
      <style:text-properties officeooo:rsid="000d3ba1" officeooo:paragraph-rsid="000db61b"/>
    </style:style>
    <style:style style:name="P9" style:family="paragraph" style:parent-style-name="Standard">
      <style:text-properties officeooo:rsid="000ef949" officeooo:paragraph-rsid="000ef949"/>
    </style:style>
    <style:style style:name="P10" style:family="paragraph" style:parent-style-name="Standard">
      <style:text-properties officeooo:rsid="000db61b" officeooo:paragraph-rsid="000db61b"/>
    </style:style>
    <style:style style:name="P11" style:family="paragraph" style:parent-style-name="Standard">
      <style:text-properties officeooo:rsid="000ef949" officeooo:paragraph-rsid="000ef949"/>
    </style:style>
    <style:style style:name="P12" style:family="paragraph" style:parent-style-name="Standard">
      <style:text-properties officeooo:rsid="000d3ba1" officeooo:paragraph-rsid="000db61b"/>
    </style:style>
    <style:style style:name="P13" style:family="paragraph" style:parent-style-name="Standard">
      <style:text-properties officeooo:rsid="0010accc" officeooo:paragraph-rsid="0010accc"/>
    </style:style>
    <style:style style:name="P14" style:family="paragraph" style:parent-style-name="Standard">
      <style:text-properties officeooo:rsid="0010accc" officeooo:paragraph-rsid="00114913"/>
    </style:style>
    <style:style style:name="P15" style:family="paragraph" style:parent-style-name="Standard">
      <style:text-properties officeooo:rsid="00124b0d" officeooo:paragraph-rsid="00124b0d"/>
    </style:style>
    <style:style style:name="P16" style:family="paragraph" style:parent-style-name="Preformatted_20_Text">
      <style:text-properties officeooo:rsid="00169149" officeooo:paragraph-rsid="000fc1bf"/>
    </style:style>
    <style:style style:name="T1" style:family="text">
      <style:text-properties officeooo:rsid="0007b9b1"/>
    </style:style>
    <style:style style:name="T2" style:family="text">
      <style:text-properties officeooo:rsid="000db61b"/>
    </style:style>
    <style:style style:name="T3" style:family="text">
      <style:text-properties officeooo:rsid="001149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ltar pra home:</text:p>
      <text:p text:style-name="P1">cd ~</text:p>
      <text:p text:style-name="P1">cd ENTER</text:p>
      <text:p text:style-name="P1">cd /home/nome_do_usuario</text:p>
      <text:p text:style-name="P1"/>
      <text:p text:style-name="P1">cd .. =&gt; subir um nivel de pasta</text:p>
      <text:p text:style-name="P1">clear =&gt; limpar tela</text:p>
      <text:p text:style-name="P1">su =&gt; super usuario</text:p>
      <text:p text:style-name="P1">ls =&gt; listar arquivos</text:p>
      <text:p text:style-name="P2">exit =&gt; sair do usuario (ctrl+d)</text:p>
      <text:p text:style-name="P2">/ =&gt; para designar diretorio</text:p>
      <text:p text:style-name="P2">\ =&gt; indica que um comando <text:span text:style-name="T1">deve continuar na próxima linha</text:span></text:p>
      <text:p text:style-name="P3">clear =&gt; limpa tela</text:p>
      <text:p text:style-name="P3">cp =&gt; copiar arquivos</text:p>
      <text:p text:style-name="P3">echo =&gt; escrever uma mensagem</text:p>
      <text:p text:style-name="P4">mkdir =&gt; criar nova pasta</text:p>
      <text:p text:style-name="P4">rmdir =&gt; remover diretorio</text:p>
      <text:p text:style-name="P4">touch nome_do_arquivo =&gt; criar arquivo de script</text:p>
      <text:p text:style-name="P4">vi nome_do_arquivo =&gt; digitar script</text:p>
      <text:p text:style-name="P5">ls -a =&gt; listar arquivos ocultos</text:p>
      <text:p text:style-name="P6"># adduser nome =&gt; cadastrar novo usuario </text:p>
      <text:p text:style-name="P7"># passwd login_do_usuario =&gt; alterar a senha do usuario</text:p>
      <text:p text:style-name="P7"># userdel login_do_usuario =&gt; remover usuario</text:p>
      <text:p text:style-name="P8"># userdel -r login_do_usuario =&gt; remover usuario e apagar arquivos</text:p>
      <text:p text:style-name="P8"/>
      <text:p text:style-name="P13"># <text:span text:style-name="T3">=&gt;</text:span> ROOT</text:p>
      <text:p text:style-name="P13"><text:span text:style-name="T3">$ =&gt;</text:span>USUARIO</text:p>
      <text:p text:style-name="P13"/>
      <text:p text:style-name="P14">.<text:span text:style-name="T3">arquivo =&gt; ele fica invisivel</text:span></text:p>
      <text:p text:style-name="P14"><text:span text:style-name="T3">ls – la =&gt; ver arquivos ocultos </text:span></text:p>
      <text:p text:style-name="P15">man COMANDO <text:s/>=&gt; ver o que esse comando faz</text:p>
      <text:p text:style-name="P13"/>
      <text:p text:style-name="P10">teclas</text:p>
      <text:p text:style-name="P10">tecla end =&gt; vai pro final do arquivo</text:p>
      <text:p text:style-name="P8"><text:span text:style-name="T2">tecla home =&gt; vai pro inicio do arquivo</text:span> </text:p>
      <text:p text:style-name="P9">setas cima baixo =&gt; repetir comando já usados</text:p>
      <text:p text:style-name="P9">SHIFT+PgUp =&gt; mostar telas anteriores</text:p>
      <text:p text:style-name="P9">SHIFT+PgDn =&gt; mostrar telas abaixo</text:p>
      <text:p text:style-name="P9">TAB =&gt; <text:s/>complemetar comando</text:p>
      <text:p text:style-name="P9"/>
      <text:p text:style-name="P16">cat /etc/shells -&gt; ver outros shells</text:p>
      <text:p text:style-name="P16">Ctrl+Alt+f1,f2... abrir terminal </text:p>
      <text:p text:style-name="P16">~ -&gt; significa ho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8T20:03:32.645433137</meta:creation-date>
    <dc:date>2017-08-15T21:56:26.134902512</dc:date>
    <meta:editing-duration>PT2H30M4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38" meta:word-count="200" meta:character-count="1143" meta:non-whitespace-character-count="974"/>
  </office:meta>
</office:document-meta>
</file>